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Roboto1" svg:font-family="Roboto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Noto Sans" svg:font-family="'Noto Sans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P1" style:family="paragraph" style:parent-style-name="Header">
      <style:text-properties officeooo:rsid="00157093" officeooo:paragraph-rsid="00157093"/>
    </style:style>
    <style:style style:name="P2" style:family="paragraph" style:parent-style-name="Text_20_body">
      <style:text-properties officeooo:rsid="0026b297" officeooo:paragraph-rsid="00728878"/>
    </style:style>
    <style:style style:name="P3" style:family="paragraph" style:parent-style-name="Text_20_body">
      <style:text-properties officeooo:rsid="0026b297" officeooo:paragraph-rsid="0026b297"/>
    </style:style>
    <style:style style:name="P4" style:family="paragraph" style:parent-style-name="Text_20_body">
      <style:text-properties officeooo:paragraph-rsid="0026b297"/>
    </style:style>
    <style:style style:name="P5" style:family="paragraph" style:parent-style-name="Text_20_body">
      <style:text-properties officeooo:paragraph-rsid="007800a3"/>
    </style:style>
    <style:style style:name="P6" style:family="paragraph" style:parent-style-name="Text_20_body">
      <style:text-properties style:font-name="Lucida Sans Unicode" fo:font-size="11pt" officeooo:rsid="0012e10a" officeooo:paragraph-rsid="0012e10a" style:font-size-asian="11pt" style:font-size-complex="11pt"/>
    </style:style>
    <style:style style:name="P7" style:family="paragraph" style:parent-style-name="Text_20_body">
      <style:text-properties style:font-name="Lucida Sans Unicode" fo:font-size="11pt" officeooo:rsid="0012e10a" officeooo:paragraph-rsid="002ece37" style:font-size-asian="11pt" style:font-size-complex="11pt"/>
    </style:style>
    <style:style style:name="P8" style:family="paragraph" style:parent-style-name="Text_20_body">
      <style:text-properties style:font-name="Lucida Sans Unicode" fo:font-size="11pt" officeooo:rsid="0012e10a" officeooo:paragraph-rsid="00157093" style:font-size-asian="11pt" style:font-size-complex="11pt"/>
    </style:style>
    <style:style style:name="P9" style:family="paragraph" style:parent-style-name="Text_20_body">
      <style:text-properties style:font-name="Lucida Sans Unicode" fo:font-size="11pt" officeooo:rsid="0012e10a" officeooo:paragraph-rsid="00130d39" style:font-size-asian="11pt" style:font-size-complex="11pt"/>
    </style:style>
    <style:style style:name="P10" style:family="paragraph" style:parent-style-name="Text_20_body">
      <style:text-properties style:font-name="Lucida Sans Unicode" fo:font-size="11pt" officeooo:rsid="0012e10a" officeooo:paragraph-rsid="0014ad88" style:font-size-asian="11pt" style:font-size-complex="11pt"/>
    </style:style>
    <style:style style:name="P11" style:family="paragraph" style:parent-style-name="Text_20_body">
      <style:text-properties style:font-name="Lucida Sans Unicode" fo:font-size="11pt" officeooo:rsid="0012e10a" officeooo:paragraph-rsid="001d064d" style:font-size-asian="11pt" style:font-size-complex="11pt"/>
    </style:style>
    <style:style style:name="P12" style:family="paragraph" style:parent-style-name="Text_20_body">
      <style:text-properties style:font-name="Lucida Sans Unicode" fo:font-size="11pt" officeooo:rsid="0012e10a" officeooo:paragraph-rsid="00233838" style:font-size-asian="11pt" style:font-size-complex="11pt"/>
    </style:style>
    <style:style style:name="P13" style:family="paragraph" style:parent-style-name="Text_20_body">
      <style:text-properties style:font-name="Lucida Sans Unicode" fo:font-size="11pt" officeooo:rsid="0012e10a" officeooo:paragraph-rsid="003333df" style:font-size-asian="11pt" style:font-size-complex="11pt"/>
    </style:style>
    <style:style style:name="P14" style:family="paragraph" style:parent-style-name="Text_20_body">
      <style:text-properties style:font-name="Lucida Sans Unicode" fo:font-size="11pt" officeooo:rsid="0074208b" officeooo:paragraph-rsid="0074208b" style:font-size-asian="11pt" style:font-size-complex="11pt"/>
    </style:style>
    <style:style style:name="P15" style:family="paragraph" style:parent-style-name="Text_20_body">
      <style:text-properties style:font-name="Lucida Sans Unicode" fo:font-size="11pt" officeooo:rsid="00130d39" officeooo:paragraph-rsid="00130d39" style:font-size-asian="11pt" style:font-size-complex="11pt"/>
    </style:style>
    <style:style style:name="P16" style:family="paragraph" style:parent-style-name="Text_20_body">
      <style:text-properties style:font-name="Lucida Sans Unicode" fo:font-size="11pt" officeooo:rsid="00130d39" officeooo:paragraph-rsid="001445d4" style:font-size-asian="11pt" style:font-size-complex="11pt"/>
    </style:style>
    <style:style style:name="P17" style:family="paragraph" style:parent-style-name="Text_20_body">
      <style:text-properties style:font-name="Lucida Sans Unicode" fo:font-size="11pt" officeooo:rsid="00130d39" officeooo:paragraph-rsid="00146587" style:font-size-asian="11pt" style:font-size-complex="11pt"/>
    </style:style>
    <style:style style:name="P18" style:family="paragraph" style:parent-style-name="Text_20_body">
      <style:text-properties style:font-name="Lucida Sans Unicode" fo:font-size="11pt" officeooo:rsid="00130d39" officeooo:paragraph-rsid="00166bbb" style:font-size-asian="11pt" style:font-size-complex="11pt"/>
    </style:style>
    <style:style style:name="P19" style:family="paragraph" style:parent-style-name="Text_20_body">
      <style:text-properties style:font-name="Lucida Sans Unicode" fo:font-size="11pt" officeooo:rsid="00130d39" officeooo:paragraph-rsid="001ab552" style:font-size-asian="11pt" style:font-size-complex="11pt"/>
    </style:style>
    <style:style style:name="P20" style:family="paragraph" style:parent-style-name="Text_20_body">
      <style:text-properties style:font-name="Lucida Sans Unicode" fo:font-size="11pt" officeooo:rsid="00130d39" officeooo:paragraph-rsid="00233838" style:font-size-asian="11pt" style:font-size-complex="11pt"/>
    </style:style>
    <style:style style:name="P21" style:family="paragraph" style:parent-style-name="Text_20_body">
      <style:text-properties style:font-name="Lucida Sans Unicode" fo:font-size="11pt" officeooo:rsid="00233838" officeooo:paragraph-rsid="00241e23" style:font-size-asian="11pt" style:font-size-complex="11pt"/>
    </style:style>
    <style:style style:name="P22" style:family="paragraph" style:parent-style-name="Text_20_body">
      <style:text-properties style:font-name="Lucida Sans Unicode" fo:font-size="11pt" officeooo:rsid="00233838" officeooo:paragraph-rsid="00233838" style:font-size-asian="11pt" style:font-size-complex="11pt"/>
    </style:style>
    <style:style style:name="P23" style:family="paragraph" style:parent-style-name="Text_20_body">
      <style:text-properties style:font-name="Lucida Sans Unicode" fo:font-size="11pt" officeooo:rsid="0014ad88" officeooo:paragraph-rsid="0014ad88" style:font-size-asian="11pt" style:font-size-complex="11pt"/>
    </style:style>
    <style:style style:name="P24" style:family="paragraph" style:parent-style-name="Text_20_body">
      <style:text-properties style:font-name="Lucida Sans Unicode" fo:font-size="11pt" officeooo:rsid="00166bbb" officeooo:paragraph-rsid="00166bbb" style:font-size-asian="11pt" style:font-size-complex="11pt"/>
    </style:style>
    <style:style style:name="P25" style:family="paragraph" style:parent-style-name="Text_20_body">
      <style:text-properties style:font-name="Lucida Sans Unicode" fo:font-size="11pt" officeooo:rsid="00166bbb" officeooo:paragraph-rsid="00241e23" style:font-size-asian="11pt" style:font-size-complex="11pt"/>
    </style:style>
    <style:style style:name="P26" style:family="paragraph" style:parent-style-name="Text_20_body">
      <style:text-properties style:font-name="Lucida Sans Unicode" fo:font-size="11pt" officeooo:rsid="00166bbb" officeooo:paragraph-rsid="00233838" style:font-size-asian="11pt" style:font-size-complex="11pt"/>
    </style:style>
    <style:style style:name="P27" style:family="paragraph" style:parent-style-name="Text_20_body">
      <style:text-properties style:font-name="Lucida Sans Unicode" fo:font-size="11pt" officeooo:rsid="0017facf" officeooo:paragraph-rsid="0017facf" style:font-size-asian="11pt" style:font-size-complex="11pt"/>
    </style:style>
    <style:style style:name="P28" style:family="paragraph" style:parent-style-name="Text_20_body">
      <style:text-properties style:font-name="Lucida Sans Unicode" fo:font-size="11pt" officeooo:rsid="001ab552" officeooo:paragraph-rsid="001ab552" style:font-size-asian="11pt" style:font-size-complex="11pt"/>
    </style:style>
    <style:style style:name="P29" style:family="paragraph" style:parent-style-name="Text_20_body">
      <style:text-properties style:font-name="Lucida Sans Unicode" fo:font-size="11pt" officeooo:rsid="001ab552" officeooo:paragraph-rsid="00233838" style:font-size-asian="11pt" style:font-size-complex="11pt"/>
    </style:style>
    <style:style style:name="P30" style:family="paragraph" style:parent-style-name="Text_20_body">
      <style:text-properties style:font-name="Lucida Sans Unicode" fo:font-size="11pt" officeooo:rsid="001ab552" officeooo:paragraph-rsid="003333df" style:font-size-asian="11pt" style:font-size-complex="11pt"/>
    </style:style>
    <style:style style:name="P31" style:family="paragraph" style:parent-style-name="Text_20_body">
      <style:text-properties style:font-name="Lucida Sans Unicode" fo:font-size="11pt" officeooo:rsid="001d064d" officeooo:paragraph-rsid="001d064d" style:font-size-asian="11pt" style:font-size-complex="11pt"/>
    </style:style>
    <style:style style:name="P32" style:family="paragraph" style:parent-style-name="Text_20_body">
      <style:text-properties style:font-name="Lucida Sans Unicode" fo:font-size="11pt" officeooo:rsid="001d064d" officeooo:paragraph-rsid="00233838" style:font-size-asian="11pt" style:font-size-complex="11pt"/>
    </style:style>
    <style:style style:name="P33" style:family="paragraph" style:parent-style-name="Text_20_body">
      <style:text-properties style:font-name="Lucida Sans Unicode" fo:font-size="11pt" officeooo:rsid="002ece37" officeooo:paragraph-rsid="002ece37" style:font-size-asian="11pt" style:font-size-complex="11pt"/>
    </style:style>
    <style:style style:name="P34" style:family="paragraph" style:parent-style-name="Text_20_body">
      <style:text-properties style:font-name="Lucida Sans Unicode" fo:font-size="11pt" officeooo:rsid="004a7d56" officeooo:paragraph-rsid="004a7d56" style:font-size-asian="11pt" style:font-size-complex="11pt"/>
    </style:style>
    <style:style style:name="P35" style:family="paragraph" style:parent-style-name="Text_20_body">
      <style:text-properties style:font-name="Lucida Sans Unicode" fo:font-size="11pt" officeooo:rsid="004a7d56" officeooo:paragraph-rsid="004c3100" style:font-size-asian="11pt" style:font-size-complex="11pt"/>
    </style:style>
    <style:style style:name="P36" style:family="paragraph" style:parent-style-name="Text_20_body">
      <style:text-properties style:font-name="Lucida Sans Unicode" fo:font-size="11pt" officeooo:rsid="004a7d56" officeooo:paragraph-rsid="0054bcbe" style:font-size-asian="11pt" style:font-size-complex="11pt"/>
    </style:style>
    <style:style style:name="P37" style:family="paragraph" style:parent-style-name="Text_20_body">
      <style:text-properties style:font-name="Lucida Sans Unicode" fo:font-size="11pt" officeooo:rsid="0054bcbe" officeooo:paragraph-rsid="0054bcbe" style:font-size-asian="11pt" style:font-size-complex="11pt"/>
    </style:style>
    <style:style style:name="P38" style:family="paragraph" style:parent-style-name="Text_20_body">
      <style:text-properties style:font-name="Lucida Sans Unicode" fo:font-size="11pt" officeooo:paragraph-rsid="0054bcbe" style:font-size-asian="11pt" style:font-size-complex="11pt"/>
    </style:style>
    <style:style style:name="P39" style:family="paragraph" style:parent-style-name="Text_20_body">
      <style:text-properties style:font-name="Lucida Sans Unicode" fo:font-size="11pt" officeooo:rsid="005c0014" officeooo:paragraph-rsid="005c0014" style:font-size-asian="11pt" style:font-size-complex="11pt"/>
    </style:style>
    <style:style style:name="P40" style:family="paragraph" style:parent-style-name="Text_20_body">
      <style:text-properties style:font-name="Lucida Sans Unicode" fo:font-size="11pt" officeooo:rsid="005d5c85" officeooo:paragraph-rsid="005d5c85" style:font-size-asian="11pt" style:font-size-complex="11pt"/>
    </style:style>
    <style:style style:name="P41" style:family="paragraph" style:parent-style-name="Text_20_body">
      <style:text-properties style:font-name="Lucida Sans Unicode" fo:font-size="11pt" officeooo:rsid="005d5c85" officeooo:paragraph-rsid="00842b6f" style:font-size-asian="11pt" style:font-size-complex="11pt"/>
    </style:style>
    <style:style style:name="P42" style:family="paragraph" style:parent-style-name="Text_20_body">
      <style:text-properties style:font-name="Lucida Sans Unicode" fo:font-size="11pt" officeooo:rsid="005f3e15" officeooo:paragraph-rsid="005f3e15" style:font-size-asian="11pt" style:font-size-complex="11pt"/>
    </style:style>
    <style:style style:name="P43" style:family="paragraph" style:parent-style-name="Text_20_body">
      <style:text-properties style:font-name="Lucida Sans Unicode" fo:font-size="11pt" officeooo:rsid="005f3e15" officeooo:paragraph-rsid="0078b101" style:font-size-asian="11pt" style:font-size-complex="11pt"/>
    </style:style>
    <style:style style:name="P44" style:family="paragraph" style:parent-style-name="Text_20_body">
      <style:text-properties style:font-name="Lucida Sans Unicode" fo:font-size="11pt" officeooo:paragraph-rsid="007e568f" style:font-size-asian="11pt" style:font-size-complex="11pt"/>
    </style:style>
    <style:style style:name="P45" style:family="paragraph" style:parent-style-name="Text_20_body">
      <style:text-properties style:font-name="Lucida Sans Unicode" fo:font-size="11pt" officeooo:paragraph-rsid="003675aa" style:font-size-asian="11pt" style:font-size-complex="11pt"/>
    </style:style>
    <style:style style:name="P46" style:family="paragraph" style:parent-style-name="Text_20_body">
      <style:text-properties style:font-name="Lucida Sans Unicode" fo:font-size="11pt" officeooo:rsid="00382ac9" officeooo:paragraph-rsid="00382ac9" style:font-size-asian="11pt" style:font-size-complex="11pt"/>
    </style:style>
    <style:style style:name="P47" style:family="paragraph" style:parent-style-name="Text_20_body">
      <style:text-properties style:font-name="Lucida Sans Unicode" fo:font-size="11pt" officeooo:rsid="0040bbb3" officeooo:paragraph-rsid="0041fc1f" style:font-size-asian="11pt" style:font-size-complex="11pt"/>
    </style:style>
    <style:style style:name="P48" style:family="paragraph" style:parent-style-name="Text_20_body">
      <style:text-properties style:font-name="Lucida Sans Unicode" fo:font-size="11pt" officeooo:rsid="0040bbb3" officeooo:paragraph-rsid="00445d03" style:font-size-asian="11pt" style:font-size-complex="11pt"/>
    </style:style>
    <style:style style:name="P49" style:family="paragraph" style:parent-style-name="Text_20_body">
      <style:text-properties style:font-name="Lucida Sans Unicode" fo:font-size="11pt" officeooo:rsid="0048b5ef" officeooo:paragraph-rsid="0048b5ef" style:font-size-asian="11pt" style:font-size-complex="11pt"/>
    </style:style>
    <style:style style:name="P50" style:family="paragraph" style:parent-style-name="Text_20_body">
      <style:text-properties style:font-name="Lucida Sans Unicode" fo:font-size="11pt" officeooo:rsid="00531f76" officeooo:paragraph-rsid="006b48c3" style:font-size-asian="11pt" style:font-size-complex="11pt"/>
    </style:style>
    <style:style style:name="P51" style:family="paragraph" style:parent-style-name="Text_20_body">
      <style:text-properties style:font-name="Lucida Sans Unicode" fo:font-size="11pt" fo:language="el" fo:country="GR" officeooo:rsid="0078b101" officeooo:paragraph-rsid="0078b101" style:font-size-asian="11pt" style:font-size-complex="11pt"/>
    </style:style>
    <style:style style:name="P52" style:family="paragraph" style:parent-style-name="Text_20_body">
      <style:text-properties style:font-name="Lucida Sans Unicode" fo:font-size="11pt" fo:language="el" fo:country="GR" officeooo:rsid="0078b101" officeooo:paragraph-rsid="0079f999" style:font-size-asian="11pt" style:font-size-complex="11pt"/>
    </style:style>
    <style:style style:name="P53" style:family="paragraph" style:parent-style-name="Text_20_body">
      <style:text-properties style:font-name="Lucida Sans Unicode" fo:font-size="11pt" fo:language="el" fo:country="GR" officeooo:rsid="007cc0a7" officeooo:paragraph-rsid="007cc0a7" style:font-size-asian="11pt" style:font-size-complex="11pt"/>
    </style:style>
    <style:style style:name="P54" style:family="paragraph" style:parent-style-name="Text_20_body">
      <style:text-properties style:font-name="Lucida Sans Unicode" fo:font-size="11pt" fo:language="el" fo:country="GR" fo:font-weight="normal" officeooo:rsid="007e568f" officeooo:paragraph-rsid="007e568f" style:font-size-asian="11pt" style:font-weight-asian="normal" style:font-size-complex="11pt" style:font-weight-complex="normal"/>
    </style:style>
    <style:style style:name="P55" style:family="paragraph" style:parent-style-name="Text_20_body">
      <style:text-properties style:font-name="Lucida Sans Unicode" fo:font-size="11pt" fo:language="el" fo:country="GR" fo:font-weight="normal" officeooo:rsid="007e568f" officeooo:paragraph-rsid="007ee73e" style:font-size-asian="11pt" style:font-weight-asian="normal" style:font-size-complex="11pt" style:font-weight-complex="normal"/>
    </style:style>
    <style:style style:name="P56" style:family="paragraph" style:parent-style-name="Text_20_body">
      <style:text-properties style:font-name="Lucida Sans Unicode" fo:font-size="11pt" fo:font-weight="normal" officeooo:rsid="007ee73e" officeooo:paragraph-rsid="007ee73e" style:font-size-asian="11pt" style:font-weight-asian="normal" style:font-size-complex="11pt" style:font-weight-complex="normal"/>
    </style:style>
    <style:style style:name="P57" style:family="paragraph" style:parent-style-name="Text_20_body">
      <style:text-properties style:font-name="Lucida Sans Unicode" fo:font-size="11pt" fo:language="en" fo:country="US" officeooo:rsid="00478f2e" officeooo:paragraph-rsid="004fdb49" style:font-size-asian="11pt" style:font-size-complex="11pt"/>
    </style:style>
    <style:style style:name="P58" style:family="paragraph" style:parent-style-name="Subtitle">
      <style:text-properties fo:color="#3465a4" loext:opacity="100%" style:font-name="Lucida Sans Unicode" fo:font-size="11pt" style:font-size-asian="11pt" style:font-size-complex="11pt"/>
    </style:style>
    <style:style style:name="P59" style:family="paragraph" style:parent-style-name="Heading_20_1">
      <style:text-properties style:font-name="Lucida Sans Unicode" fo:font-size="11pt" style:font-size-asian="11pt" style:font-size-complex="11pt"/>
    </style:style>
    <style:style style:name="P60" style:family="paragraph" style:parent-style-name="Text_20_body">
      <style:text-properties style:font-name="Lucida Sans Unicode" fo:font-size="11pt" officeooo:paragraph-rsid="00130d39" style:font-size-asian="11pt" style:font-size-complex="11pt"/>
    </style:style>
    <style:style style:name="P61" style:family="paragraph" style:parent-style-name="Text_20_body">
      <style:text-properties style:font-name="Lucida Sans Unicode" fo:font-size="11pt" officeooo:rsid="0087bc70" officeooo:paragraph-rsid="0087bc70" style:font-size-asian="11pt" style:font-size-complex="11pt"/>
    </style:style>
    <style:style style:name="P62" style:family="paragraph" style:parent-style-name="Text_20_body">
      <style:text-properties officeooo:paragraph-rsid="007800a3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30d39" style:font-style-asian="italic" style:font-style-complex="italic"/>
    </style:style>
    <style:style style:name="T3" style:family="text">
      <style:text-properties fo:font-style="italic" officeooo:rsid="00146587" style:font-style-asian="italic" style:font-style-complex="italic"/>
    </style:style>
    <style:style style:name="T4" style:family="text">
      <style:text-properties fo:font-style="italic" officeooo:rsid="0022e2fd" style:font-style-asian="italic" style:font-style-complex="italic"/>
    </style:style>
    <style:style style:name="T5" style:family="text">
      <style:text-properties fo:font-style="italic" officeooo:rsid="003675aa" style:font-style-asian="italic" style:font-style-complex="italic"/>
    </style:style>
    <style:style style:name="T6" style:family="text">
      <style:text-properties fo:font-style="italic" officeooo:rsid="00382ac9" style:font-style-asian="italic" style:font-style-complex="italic"/>
    </style:style>
    <style:style style:name="T7" style:family="text">
      <style:text-properties fo:font-style="italic" officeooo:rsid="006a49b7" style:font-style-asian="italic" style:font-style-complex="italic"/>
    </style:style>
    <style:style style:name="T8" style:family="text">
      <style:text-properties fo:font-style="italic" officeooo:rsid="003cc3a7" style:font-style-asian="italic" style:font-style-complex="italic"/>
    </style:style>
    <style:style style:name="T9" style:family="text">
      <style:text-properties fo:font-style="italic" officeooo:rsid="0087bc70" style:font-style-asian="italic" style:font-style-complex="italic"/>
    </style:style>
    <style:style style:name="T10" style:family="text">
      <style:text-properties fo:font-style="italic" officeooo:rsid="0087dd6b" style:font-style-asian="italic" style:font-style-complex="italic"/>
    </style:style>
    <style:style style:name="T11" style:family="text">
      <style:text-properties fo:font-style="italic" officeooo:rsid="0079f999" style:font-style-asian="italic" style:font-style-complex="italic"/>
    </style:style>
    <style:style style:name="T12" style:family="text">
      <style:text-properties officeooo:rsid="00241e23"/>
    </style:style>
    <style:style style:name="T13" style:family="text">
      <style:text-properties officeooo:rsid="002ece37"/>
    </style:style>
    <style:style style:name="T14" style:family="text">
      <style:text-properties officeooo:rsid="0075c860"/>
    </style:style>
    <style:style style:name="T15" style:family="text">
      <style:text-properties officeooo:rsid="001e5bdc"/>
    </style:style>
    <style:style style:name="T16" style:family="text">
      <style:text-properties officeooo:rsid="00233838"/>
    </style:style>
    <style:style style:name="T17" style:family="text">
      <style:text-properties officeooo:rsid="00130d39"/>
    </style:style>
    <style:style style:name="T18" style:family="text">
      <style:text-properties officeooo:rsid="00157093"/>
    </style:style>
    <style:style style:name="T19" style:family="text">
      <style:text-properties officeooo:rsid="0012e10a"/>
    </style:style>
    <style:style style:name="T20" style:family="text">
      <style:text-properties officeooo:rsid="002d03c2"/>
    </style:style>
    <style:style style:name="T21" style:family="text">
      <style:text-properties officeooo:rsid="00289efb"/>
    </style:style>
    <style:style style:name="T22" style:family="text">
      <style:text-properties officeooo:rsid="001445d4"/>
    </style:style>
    <style:style style:name="T23" style:family="text">
      <style:text-properties officeooo:rsid="00146587"/>
    </style:style>
    <style:style style:name="T24" style:family="text">
      <style:text-properties officeooo:rsid="0017facf"/>
    </style:style>
    <style:style style:name="T25" style:family="text">
      <style:text-properties officeooo:rsid="001ab552"/>
    </style:style>
    <style:style style:name="T26" style:family="text">
      <style:text-properties officeooo:rsid="001debbe"/>
    </style:style>
    <style:style style:name="T27" style:family="text">
      <style:text-properties officeooo:rsid="001d064d"/>
    </style:style>
    <style:style style:name="T28" style:family="text">
      <style:text-properties style:text-underline-style="none" officeooo:rsid="002d03c2"/>
    </style:style>
    <style:style style:name="T29" style:family="text">
      <style:text-properties style:text-underline-style="none" officeooo:rsid="001debbe"/>
    </style:style>
    <style:style style:name="T30" style:family="text">
      <style:text-properties officeooo:rsid="003333df"/>
    </style:style>
    <style:style style:name="T31" style:family="text">
      <style:text-properties officeooo:rsid="003d718f"/>
    </style:style>
    <style:style style:name="T32" style:family="text">
      <style:text-properties officeooo:rsid="0078319e"/>
    </style:style>
    <style:style style:name="T33" style:family="text">
      <style:text-properties officeooo:rsid="0074208b"/>
    </style:style>
    <style:style style:name="T34" style:family="text">
      <style:text-properties officeooo:rsid="006175f3"/>
    </style:style>
    <style:style style:name="T35" style:family="text">
      <style:text-properties officeooo:rsid="004c3100"/>
    </style:style>
    <style:style style:name="T36" style:family="text">
      <style:text-properties officeooo:rsid="0054bcbe"/>
    </style:style>
    <style:style style:name="T37" style:family="text">
      <style:text-properties officeooo:rsid="004a7d56"/>
    </style:style>
    <style:style style:name="T38" style:family="text">
      <style:text-properties officeooo:rsid="005f9e17"/>
    </style:style>
    <style:style style:name="T39" style:family="text">
      <style:text-properties officeooo:rsid="0067d1d7"/>
    </style:style>
    <style:style style:name="T40" style:family="text">
      <style:text-properties officeooo:rsid="005f3e15"/>
    </style:style>
    <style:style style:name="T41" style:family="text">
      <style:text-properties officeooo:rsid="005d5c85"/>
    </style:style>
    <style:style style:name="T42" style:family="text">
      <style:text-properties officeooo:rsid="00750f02"/>
    </style:style>
    <style:style style:name="T43" style:family="text">
      <style:text-properties officeooo:rsid="003367cc"/>
    </style:style>
    <style:style style:name="T44" style:family="text">
      <style:text-properties officeooo:rsid="003a0582"/>
    </style:style>
    <style:style style:name="T45" style:family="text">
      <style:text-properties officeooo:rsid="003675aa"/>
    </style:style>
    <style:style style:name="T46" style:family="text">
      <style:text-properties officeooo:rsid="00382ac9"/>
    </style:style>
    <style:style style:name="T47" style:family="text">
      <style:text-properties fo:font-weight="bold" officeooo:rsid="003675aa" style:font-weight-asian="bold" style:font-weight-complex="bold"/>
    </style:style>
    <style:style style:name="T48" style:family="text">
      <style:text-properties fo:font-weight="bold" officeooo:rsid="00382ac9" style:font-weight-asian="bold" style:font-weight-complex="bold"/>
    </style:style>
    <style:style style:name="T49" style:family="text">
      <style:text-properties fo:language="en" fo:country="US"/>
    </style:style>
    <style:style style:name="T50" style:family="text">
      <style:text-properties fo:language="en" fo:country="US" fo:font-weight="bold"/>
    </style:style>
    <style:style style:name="T51" style:family="text">
      <style:text-properties fo:language="en" fo:country="US" fo:font-weight="normal" style:font-weight-asian="normal" style:font-weight-complex="normal"/>
    </style:style>
    <style:style style:name="T52" style:family="text">
      <style:text-properties fo:language="en" fo:country="US" fo:font-weight="normal" officeooo:rsid="007e568f" style:font-weight-asian="normal" style:font-weight-complex="normal"/>
    </style:style>
    <style:style style:name="T53" style:family="text">
      <style:text-properties fo:language="en" fo:country="US" officeooo:rsid="003a0239"/>
    </style:style>
    <style:style style:name="T54" style:family="text">
      <style:text-properties fo:language="en" fo:country="US" officeooo:rsid="003cc3a7"/>
    </style:style>
    <style:style style:name="T55" style:family="text">
      <style:text-properties fo:language="en" fo:country="US" officeooo:rsid="0041fc1f"/>
    </style:style>
    <style:style style:name="T56" style:family="text">
      <style:text-properties fo:language="en" fo:country="US" officeooo:rsid="0042bff0"/>
    </style:style>
    <style:style style:name="T57" style:family="text">
      <style:text-properties fo:language="en" fo:country="US" officeooo:rsid="00445d03"/>
    </style:style>
    <style:style style:name="T58" style:family="text">
      <style:text-properties fo:language="en" fo:country="US" officeooo:rsid="0078b101"/>
    </style:style>
    <style:style style:name="T59" style:family="text">
      <style:text-properties fo:language="en" fo:country="US" officeooo:rsid="0080fdc0"/>
    </style:style>
    <style:style style:name="T60" style:family="text">
      <style:text-properties style:text-position="33% 80%" fo:language="en" fo:country="US" fo:font-weight="bold"/>
    </style:style>
    <style:style style:name="T61" style:family="text">
      <style:text-properties style:text-position="33% 80%" fo:language="en" fo:country="US" fo:font-weight="normal" style:font-weight-asian="normal" style:font-weight-complex="normal"/>
    </style:style>
    <style:style style:name="T62" style:family="text">
      <style:text-properties style:text-position="33% 80%" fo:font-weight="normal" officeooo:rsid="00382ac9" style:font-weight-asian="normal" style:font-weight-complex="normal"/>
    </style:style>
    <style:style style:name="T63" style:family="text">
      <style:text-properties officeooo:rsid="003aec61"/>
    </style:style>
    <style:style style:name="T64" style:family="text">
      <style:text-properties fo:language="el" fo:country="GR"/>
    </style:style>
    <style:style style:name="T65" style:family="text">
      <style:text-properties fo:language="el" fo:country="GR" officeooo:rsid="003cc3a7"/>
    </style:style>
    <style:style style:name="T66" style:family="text">
      <style:text-properties fo:language="el" fo:country="GR" officeooo:rsid="0078b101"/>
    </style:style>
    <style:style style:name="T67" style:family="text">
      <style:text-properties fo:language="el" fo:country="GR" officeooo:rsid="007e568f"/>
    </style:style>
    <style:style style:name="T68" style:family="text">
      <style:text-properties fo:language="el" fo:country="GR" fo:font-weight="normal" officeooo:rsid="007e568f" style:font-weight-asian="normal" style:font-weight-complex="normal"/>
    </style:style>
    <style:style style:name="T69" style:family="text">
      <style:text-properties fo:language="el" fo:country="GR" fo:font-weight="normal" officeooo:rsid="0085b939" style:font-weight-asian="normal" style:font-weight-complex="normal"/>
    </style:style>
    <style:style style:name="T70" style:family="text">
      <style:text-properties fo:language="el" fo:country="GR" fo:font-style="italic" style:font-style-asian="italic" style:font-style-complex="italic"/>
    </style:style>
    <style:style style:name="T71" style:family="text">
      <style:text-properties fo:language="el" fo:country="GR" officeooo:rsid="00445d03"/>
    </style:style>
    <style:style style:name="T72" style:family="text">
      <style:text-properties fo:language="el" fo:country="GR" officeooo:rsid="008689a6"/>
    </style:style>
    <style:style style:name="T73" style:family="text">
      <style:text-properties fo:language="el" fo:country="GR" officeooo:rsid="0041fc1f"/>
    </style:style>
    <style:style style:name="T74" style:family="text">
      <style:text-properties officeooo:rsid="004a4c41"/>
    </style:style>
    <style:style style:name="T75" style:family="text">
      <style:text-properties fo:font-weight="normal" style:font-weight-asian="normal" style:font-weight-complex="normal"/>
    </style:style>
    <style:style style:name="T76" style:family="text">
      <style:text-properties fo:font-weight="normal" officeooo:rsid="00382ac9" style:font-weight-asian="normal" style:font-weight-complex="normal"/>
    </style:style>
    <style:style style:name="T77" style:family="text">
      <style:text-properties officeooo:rsid="004d290f"/>
    </style:style>
    <style:style style:name="T78" style:family="text">
      <style:text-properties officeooo:rsid="0078b101"/>
    </style:style>
    <style:style style:name="T79" style:family="text">
      <style:text-properties officeooo:rsid="0079f999"/>
    </style:style>
    <style:style style:name="T80" style:family="text">
      <style:text-properties officeooo:rsid="007bf974"/>
    </style:style>
    <style:style style:name="T81" style:family="text">
      <style:text-properties officeooo:rsid="00531f76"/>
    </style:style>
    <style:style style:name="T82" style:family="text">
      <style:text-properties style:font-name="Lucida Sans Unicode" fo:font-size="11pt" style:font-size-asian="11pt" style:font-size-complex="11pt"/>
    </style:style>
    <style:style style:name="T83" style:family="text">
      <style:text-properties style:font-name="Lucida Sans Unicode" fo:font-size="11pt" officeooo:rsid="00728878" style:font-size-asian="11pt" style:font-size-complex="11pt"/>
    </style:style>
    <style:style style:name="T84" style:family="text">
      <style:text-properties style:font-name="Lucida Sans Unicode" fo:font-size="11pt" officeooo:rsid="00299430" style:font-size-asian="11pt" style:font-size-complex="11pt"/>
    </style:style>
    <style:style style:name="T85" style:family="text">
      <style:text-properties style:font-name="Lucida Sans Unicode" fo:font-size="11pt" officeooo:rsid="002b47c5" style:font-size-asian="11pt" style:font-size-complex="11pt"/>
    </style:style>
    <style:style style:name="T86" style:family="text">
      <style:text-properties style:font-name="Lucida Sans Unicode" fo:font-size="11pt" officeooo:rsid="005169ef" style:font-size-asian="11pt" style:font-size-complex="11pt"/>
    </style:style>
    <style:style style:name="T87" style:family="text">
      <style:text-properties style:font-name="Lucida Sans Unicode" fo:font-size="11pt" officeooo:rsid="00531f76" style:font-size-asian="11pt" style:font-size-complex="11pt"/>
    </style:style>
    <style:style style:name="T88" style:family="text">
      <style:text-properties style:font-name="Lucida Sans Unicode" fo:font-size="11pt" officeooo:rsid="006b48c3" style:font-size-asian="11pt" style:font-size-complex="11pt"/>
    </style:style>
    <style:style style:name="T89" style:family="text">
      <style:text-properties style:font-name="Lucida Sans Unicode" fo:font-size="11pt" officeooo:rsid="0057862b" style:font-size-asian="11pt" style:font-size-complex="11pt"/>
    </style:style>
    <style:style style:name="T90" style:family="text">
      <style:text-properties style:font-name="Lucida Sans Unicode" fo:font-size="11pt" officeooo:rsid="0055a668" style:font-size-asian="11pt" style:font-size-complex="11pt"/>
    </style:style>
    <style:style style:name="T91" style:family="text">
      <style:text-properties style:font-name="Lucida Sans Unicode" fo:font-size="11pt" officeooo:rsid="008a346a" style:font-size-asian="11pt" style:font-size-complex="11pt"/>
    </style:style>
    <style:style style:name="T92" style:family="text">
      <style:text-properties style:font-name="Lucida Sans Unicode" fo:font-size="11pt" fo:language="en" fo:country="US" style:font-size-asian="11pt" style:font-size-complex="11pt"/>
    </style:style>
    <style:style style:name="T93" style:family="text">
      <style:text-properties style:font-name="Lucida Sans Unicode" fo:font-size="11pt" fo:language="en" fo:country="US" officeooo:rsid="00445d03" style:font-size-asian="11pt" style:font-size-complex="11pt"/>
    </style:style>
    <style:style style:name="T94" style:family="text">
      <style:text-properties style:font-name="Lucida Sans Unicode" fo:font-size="11pt" fo:language="en" fo:country="US" officeooo:rsid="0040bbb3" style:font-size-asian="11pt" style:font-size-complex="11pt"/>
    </style:style>
    <style:style style:name="T95" style:family="text">
      <style:text-properties style:font-name="Lucida Sans Unicode" fo:font-size="11pt" fo:language="en" fo:country="US" officeooo:rsid="005169ef" style:font-size-asian="11pt" style:font-size-complex="11pt"/>
    </style:style>
    <style:style style:name="T96" style:family="text">
      <style:text-properties style:font-name="Lucida Sans Unicode" fo:font-size="11pt" fo:language="en" fo:country="US" officeooo:rsid="004fdb49" style:font-size-asian="11pt" style:font-size-complex="11pt"/>
    </style:style>
    <style:style style:name="T97" style:family="text">
      <style:text-properties style:font-name="Lucida Sans Unicode" fo:font-size="11pt" fo:language="en" fo:country="US" officeooo:rsid="00531f76" style:font-size-asian="11pt" style:font-size-complex="11pt"/>
    </style:style>
    <style:style style:name="T98" style:family="text">
      <style:text-properties style:font-name="Lucida Sans Unicode" fo:font-size="11pt" fo:language="en" fo:country="US" officeooo:rsid="0087dd6b" style:font-size-asian="11pt" style:font-size-complex="11pt"/>
    </style:style>
    <style:style style:name="T99" style:family="text">
      <style:text-properties style:font-name="Lucida Sans Unicode" fo:font-size="11pt" fo:font-style="italic" officeooo:rsid="006b48c3" style:font-size-asian="11pt" style:font-style-asian="italic" style:font-size-complex="11pt" style:font-style-complex="italic"/>
    </style:style>
    <style:style style:name="T100" style:family="text">
      <style:text-properties style:font-name="Lucida Sans Unicode" fo:font-size="11pt" fo:font-style="italic" officeooo:rsid="0070e3e3" style:font-size-asian="11pt" style:font-style-asian="italic" style:font-size-complex="11pt" style:font-style-complex="italic"/>
    </style:style>
    <style:style style:name="T101" style:family="text">
      <style:text-properties officeooo:rsid="0085b939"/>
    </style:style>
    <style:style style:name="T102" style:family="text">
      <style:text-properties officeooo:rsid="00876732"/>
    </style:style>
    <style:style style:name="T103" style:family="text">
      <style:text-properties officeooo:rsid="0087dd6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8">Θέματα φυσικής</text:p>
      <text:p text:style-name="P60"><text:span text:style-name="T2">Επιλέξτε όλες τις σωστές απαντήσεις </text:span><text:span text:style-name="T9">γράφοντας μόνον τ</text:span><text:span text:style-name="T10">ον αριθμό της ερώτησης και τ</text:span><text:span text:style-name="T9">ην απάντηση Α,Β,Γ ή Δ</text:span><text:span text:style-name="T2">, ανά περίπτωση </text:span><text:span text:style-name="T3">είναι ί</text:span><text:span text:style-name="T4">σως </text:span><text:span text:style-name="T3">παραπάνω από μια</text:span><text:span text:style-name="T2">!</text:span></text:p>
      <text:p text:style-name="P61"><text:span text:style-name="T2">Π</text:span><text:span text:style-name="T1">αράδειγμα για την ερώτηση 9 γράφουμε την απάντηση: 9. Α</text:span></text:p>
      <text:p text:style-name="P6">1. Η μονάδα κιλ<text:span text:style-name="T12">ο</text:span>γραμμάριο (kgr) χρησιμοποιείται για <text:s/>μέτρηση:</text:p>
      <text:p text:style-name="P6">Α. όγκου <text:tab/>Β. μάζας<text:tab/> Γ. εμβαδού<text:tab/> Δ. πυκνότητας</text:p>
      <text:p text:style-name="P7">2. Ποια η διαφορά μεταξύ φυσικών – χημικών <text:s/>φαιν<text:span text:style-name="T13">ο</text:span>μένων;</text:p>
      <text:p text:style-name="P14"><text:span text:style-name="T14">Α</text:span>. τα χημικά είναι αναστρέψιμα <text:tab/>Β. Τα <text:s/>τα χημικά είναι <text:span text:style-name="T1">μη αναστρέψιμα</text:span></text:p>
      <text:p text:style-name="P14">Γ. Τα φυσικά <text:s/>είναι αναστρέψιμα <text:tab/>Δ. <text:s/>Τα φυσικά είναι <text:span text:style-name="T1">μη αναστρέψιμα</text:span></text:p>
      <text:p text:style-name="P6">3. Η <text:span text:style-name="T15">θ</text:span>ερμοκρασία μετράται σε βαθμούς: </text:p>
      <text:p text:style-name="P6">Α. <text:span text:style-name="T102">κ</text:span>ελσίου <text:tab/>Β. <text:span text:style-name="T102">κ</text:span>έλβιν<text:tab/> Γ. <text:span text:style-name="T102">φ</text:span>αρενάϊτ<text:tab/> Δ. <text:span text:style-name="T102">μ</text:span>οίρες</text:p>
      <text:p text:style-name="P6">4. Η ένταση ηλεκτρικού ρεύματος <text:s/>μετράται σε:</text:p>
      <text:p text:style-name="P6">Α. <text:span text:style-name="T102">δ</text:span>ευτερόλεπτα <text:tab/>Β. Volt<text:tab/> Γ. <text:span text:style-name="T102">μ</text:span>έτρα<text:tab/> Δ. Ampere</text:p>
      <text:p text:style-name="P6">5. Η ένταση φωτεινής πηγής μετράται σε:</text:p>
      <text:p text:style-name="P8">Α. Candela <text:span text:style-name="T16">(</text:span><text:span text:style-name="T17">cd</text:span><text:span text:style-name="T16">)</text:span> <text:s/><text:tab/>Β. Volt<text:tab/> Γ. <text:span text:style-name="T18">Lumen</text:span><text:tab/> Δ. Ampere</text:p>
      <text:p text:style-name="P15">6. <text:s/>Ο βρασμός <text:span text:style-name="T16">του νερού</text:span> είναι χημικό <text:s/>ή <text:span text:style-name="T12">φυσικό </text:span>φαινόμενο;</text:p>
      <text:p text:style-name="P21">Α. φυσικό <text:tab/>Β. χημικό</text:p>
      <text:p text:style-name="P15">7. Η αστραπή είναι χημικό <text:s/>ή <text:span text:style-name="T12">φυσικό </text:span>φαινόμενο;</text:p>
      <text:p text:style-name="P21">Α. φυσικό <text:tab/>Β. χημικό</text:p>
      <text:p text:style-name="P15">8. Η ακουστική μελετά την διάδοση του:</text:p>
      <text:p text:style-name="P15">Α. ήχου <text:s/><text:tab/><text:span text:style-name="T19">Β. </text:span>φωτός<text:span text:style-name="T19"><text:tab/> Γ. </text:span>ηλεκτρικού ρεύματος<text:span text:style-name="T19"><text:tab/> Δ. </text:span>φυσικού αερίου</text:p>
      <text:p text:style-name="P15">9. Η αστρονομία είναι <text:span text:style-name="T20">συνώνυμ</text:span><text:span text:style-name="T21">η</text:span> της:</text:p>
      <text:p text:style-name="P9">Α. <text:span text:style-name="T17">γαστρονομίας</text:span> <text:s/><text:tab/>Β. <text:span text:style-name="T17">αστροφυσικής</text:span><text:tab/> Γ. <text:span text:style-name="T17">μηχανικής</text:span> <text:tab/> Δ. <text:span text:style-name="T22">η</text:span><text:span text:style-name="T17">λεκτρονικής</text:span></text:p>
      <text:p text:style-name="P16">10. <text:span text:style-name="T22">Η κοσμολογία μελετά την:</text:span></text:p>
      <text:p text:style-name="P17"><text:span text:style-name="T22"><text:s/></text:span><text:span text:style-name="T19">Α. </text:span><text:span text:style-name="T22">αρχή του σύμπαντος</text:span><text:span text:style-name="T19"> <text:s/><text:tab/>Β. </text:span><text:span text:style-name="T23">ε</text:span><text:span text:style-name="T22">ξέλιξή του </text:span><text:span text:style-name="T19"><text:tab/> Γ. έ</text:span><text:span text:style-name="T22">κτασή του </text:span><text:span text:style-name="T19"><text:s/>Δ. </text:span><text:span text:style-name="T22">προέλευση της ζωής</text:span></text:p>
      <text:p text:style-name="P23"><text:soft-page-break/>11.<text:span text:style-name="T19"> Η μονάδα </text:span>λίτρο<text:span text:style-name="T19"> (</text:span>lt<text:span text:style-name="T19">) χρησιμοποιείται για <text:s/>μέτρηση:</text:span></text:p>
      <text:p text:style-name="P10">Α. όγκου <text:tab/>Β. μάζας<text:tab/> Γ. εμβαδού<text:tab/> Δ. <text:span text:style-name="T15">π</text:span>υκνότητας</text:p>
      <text:p text:style-name="P24">12. Η οπτική μελετά την διάδοση του:</text:p>
      <text:p text:style-name="P18">Α. ήχου <text:tab/><text:span text:style-name="T19">Β. </text:span>φωτός<text:span text:style-name="T19"><text:tab/> Γ. </text:span>ηλεκτρικού ρεύματος<text:span text:style-name="T19"><text:tab/> Δ. </text:span>φυσικού αερίου</text:p>
      <text:p text:style-name="P25">13. Η μετατροπή του μούστου σε οίνο, είναι φυσικό <text:s/>ή <text:span text:style-name="T12">χημικό</text:span> φαινόμενο;</text:p>
      <text:p text:style-name="P21">Α. φυσικό <text:tab/>Β. χημικό</text:p>
      <text:p text:style-name="P24">14. Η μετατροπή του οίνου σε ξύδι είναι φυσικό <text:s/>ή <text:span text:style-name="T12">χημικό </text:span>φαινόμενο;</text:p>
      <text:p text:style-name="P21">Α. φυσικό <text:tab/><text:tab/>Β. χημικό</text:p>
      <text:p text:style-name="P27">15. Η ταχύτητα είναι μονόμετρο μέγεθος;</text:p>
      <text:p text:style-name="P19">Α. Σωστό <text:tab/><text:tab/>Β. Λάθος</text:p>
      <text:p text:style-name="P28">16. Η δύναμη είναι <text:s/><text:span text:style-name="T24">διανυσματικό </text:span>μέγεθος;</text:p>
      <text:p text:style-name="P19">Α. Σωστό <text:tab/><text:tab/>Β. Λάθος</text:p>
      <text:p text:style-name="P29">17. Η μετεωρολογία μελετά την … <text:s/>κυκλοφορία.</text:p>
      <text:p text:style-name="P19">Α. <text:span text:style-name="T25">ατμοσφαιρική</text:span> <text:tab/><text:span text:style-name="T19">Β. </text:span><text:span text:style-name="T26">θ</text:span><text:span text:style-name="T25">αλάσσια </text:span><text:span text:style-name="T19"><text:tab/> Γ. </text:span><text:span text:style-name="T25">οδική</text:span><text:span text:style-name="T19"><text:tab/> Δ. </text:span><text:span text:style-name="T26">ε</text:span><text:span text:style-name="T25">ν</text:span>αέρ<text:span text:style-name="T25">ια</text:span></text:p>
      <text:p text:style-name="P28">18. <text:s/>Η κλιματολογία είναι κλάδος της <text:s/>μετεωρολογίας;</text:p>
      <text:p text:style-name="P19">Α. Σωστό <text:tab/><text:tab/>Β. Λάθος</text:p>
      <text:p text:style-name="P28">19. Η πρόγνωση καιρού για την επομένη ημέρα έχει 20% ποσοστό αποτυχίας;</text:p>
      <text:p text:style-name="P19">Α. Σωστό <text:tab/><text:tab/>Β. Λάθος</text:p>
      <text:p text:style-name="P31">20. Ποια από τα παρακάτω είναι θεμελιώδη φυσικά μεγέθη;</text:p>
      <text:p text:style-name="P11">Α. όγκο<text:span text:style-name="T27">ς</text:span> <text:tab/>Β. μάζα<text:tab/><text:tab/> Γ. εμβαδό<text:span text:style-name="T27">ν</text:span><text:tab/> Δ. <text:span text:style-name="T16">μ</text:span><text:span text:style-name="T26">ήκος</text:span></text:p>
      <text:p text:style-name="P29"><text:span text:style-name="T16">2</text:span>1. Η <text:span text:style-name="T16">ωκεανο</text:span>γ<text:span text:style-name="T16">ραφ</text:span>ία μελετά την … <text:s/>κυκλοφορία.</text:p>
      <text:p text:style-name="P20">Α. <text:span text:style-name="T25">ατμοσφαιρική</text:span> <text:tab/><text:span text:style-name="T19">Β. </text:span><text:span text:style-name="T26">θ</text:span><text:span text:style-name="T25">αλάσσια </text:span><text:span text:style-name="T19"><text:tab/> Γ. </text:span><text:span text:style-name="T25">οδική</text:span><text:span text:style-name="T19"><text:tab/> Δ. </text:span><text:span text:style-name="T16">ε</text:span><text:span text:style-name="T25">ν</text:span>αέρ<text:span text:style-name="T25">ια</text:span></text:p>
      <text:p text:style-name="P26"><text:span text:style-name="T16">22</text:span>. Η μετατροπή του <text:span text:style-name="T16">σιδήρου</text:span> σε <text:span text:style-name="T16">σκουριά </text:span><text:s/>είναι φυσικό φαινόμενο;</text:p>
      <text:p text:style-name="P20">Α. Σωστό <text:tab/><text:tab/>Β. Λάθος</text:p>
      <text:p text:style-name="P32">2<text:span text:style-name="T16">3</text:span>. Ποια από τα παρακάτω είναι <text:span text:style-name="T16">παράγωγα</text:span> φυσικά μεγέθη;</text:p>
      <text:p text:style-name="P12"><text:soft-page-break/>Α. όγκο<text:span text:style-name="T27">ς</text:span> <text:tab/>Β. μάζα<text:tab/><text:tab/> Γ. εμβαδό<text:span text:style-name="T27">ν</text:span><text:tab/> Δ. <text:span text:style-name="T28">μ</text:span><text:span text:style-name="T29">ήκος</text:span></text:p>
      <text:p text:style-name="P22">24. Το γάλα στο ψυγείο έληξε και έχει πλέον ξινίσει. Το φαινόμενο είναι:</text:p>
      <text:p text:style-name="P22">Α. φυσικό <text:tab/>Β. <text:span text:style-name="T12">χ</text:span>ημικό</text:p>
      <text:p text:style-name="P21">2<text:span text:style-name="T12">5</text:span>. Το <text:span text:style-name="T12">κοκκινιστό</text:span> στ<text:span text:style-name="T12">ην</text:span> <text:span text:style-name="T12">κατσαρόλα κά</text:span>η<text:span text:style-name="T12">κ</text:span>ε. Το φαινόμενο είναι:</text:p>
      <text:p text:style-name="P21">Α. φυσικό <text:tab/>Β. χημικό</text:p>
      <text:p text:style-name="P33">26. Η καύση <text:span text:style-name="T30">των κα</text:span><text:span text:style-name="T31">υ</text:span><text:span text:style-name="T30">σίμων </text:span>στους κινητήρες εσωτερικής καύσεως είναι … φαινόμενο.</text:p>
      <text:p text:style-name="P7"><text:span text:style-name="T13"><text:s/></text:span><text:span text:style-name="T16">Α. φυσικό <text:tab/>Β. χημικό</text:span></text:p>
      <text:p text:style-name="P30"><text:span text:style-name="T30">27</text:span>. <text:s/><text:span text:style-name="T30">Ποια από τα παρακάτω</text:span> <text:span text:style-name="T30">χαρακτηριστικά </text:span><text:s/>έ<text:span text:style-name="T30">χε</text:span>ι έ<text:span text:style-name="T30">να</text:span> <text:s/><text:span text:style-name="T24">διανυσματικό </text:span>μέγεθος;</text:p>
      <text:p text:style-name="P13">Α. <text:span text:style-name="T30">μέτρο</text:span> <text:tab/>Β. <text:span text:style-name="T30">κατεύθυνση</text:span><text:tab/>Γ. <text:span text:style-name="T30">φορά</text:span><text:tab/> Δ. <text:span text:style-name="T30">σημείον εφαρμογής</text:span></text:p>
      <text:p text:style-name="P30"><text:span text:style-name="T30">28</text:span>. <text:s/><text:span text:style-name="T30">Ποια από τα παρακάτω</text:span> <text:span text:style-name="T30">χαρακτηριστικά </text:span><text:s/>έ<text:span text:style-name="T30">χε</text:span>ι έ<text:span text:style-name="T30">να</text:span> <text:s/><text:span text:style-name="T30">μονόμετρο</text:span><text:span text:style-name="T24"> </text:span>μέγεθος;</text:p>
      <text:p text:style-name="P13">Α. <text:span text:style-name="T30">μέτρο</text:span> <text:tab/>Β. <text:span text:style-name="T30">κατεύθυνση</text:span><text:tab/>Γ. <text:span text:style-name="T30">φορά</text:span><text:tab/> Δ. <text:span text:style-name="T30">σημείον εφαρμογής</text:span></text:p>
      <text:p text:style-name="P34">29. Ποια είδη δυνάμεων υπάρχουν στην φύση;</text:p>
      <text:p text:style-name="P34">Α. επαφής <text:tab/>Β. <text:span text:style-name="T32">α</text:span>πό απόσταση <text:tab/>Γ. <text:span text:style-name="T33">σ</text:span>υνοχής <text:tab/>Δ. <text:span text:style-name="T33">σ</text:span>υνάφειας</text:p>
      <text:p text:style-name="P34">30. Τα υγρά και τα αέρια σώματα ονομάζονται και ρευστά;</text:p>
      <text:p text:style-name="P34">Α. Σωστό <text:tab/>Β. Λάθος</text:p>
      <text:p text:style-name="P34">31. Ένα ελαστικό σώμα υφίσταται … παραμόρφωση.</text:p>
      <text:p text:style-name="P34">Α. μόνιμη <text:tab/>Β. <text:span text:style-name="T34">ε</text:span>λαστική <text:tab/><text:tab/>Γ. <text:span text:style-name="T101">π</text:span>λαστική<text:tab/> Δ. <text:span text:style-name="T34">π</text:span>ροσωρινή</text:p>
      <text:p text:style-name="P34">32. Ένα πλαστικό σώμα υφίσταται … παραμόρφωση.</text:p>
      <text:p text:style-name="P34">Α. μόνιμη <text:tab/>Β. <text:span text:style-name="T34">ε</text:span>λαστική <text:tab/><text:tab/>Γ. <text:span text:style-name="T34">π</text:span>λαστική <text:tab/>Δ. <text:span text:style-name="T34">π</text:span>ροσωρινή</text:p>
      <text:p text:style-name="P35"><text:span text:style-name="T35">33</text:span>. Ποια είδη δυνάμεων <text:span text:style-name="T35">πεδίου </text:span>υπάρχουν στην φύση;</text:p>
      <text:p text:style-name="P35">Α. <text:span text:style-name="T35">ηλεκτρικού<text:tab/> </text:span>Β. <text:span text:style-name="T35">μαγνητικού</text:span> <text:tab/><text:tab/>Γ. <text:span text:style-name="T35">βαρυτικού</text:span> <text:tab/>Δ. <text:span text:style-name="T35">οπτικού</text:span></text:p>
      <text:p text:style-name="P36"><text:span text:style-name="T35">3</text:span><text:span text:style-name="T36">4</text:span>. <text:span text:style-name="T36">Τ</text:span>ο <text:span text:style-name="T36">βάρος ενός σώματος στην φυσική (όχι στην καθομιλουμένη!)</text:span></text:p>
      <text:p text:style-name="P37">είναι δύναμη, όχι σκέτη μάζα και μετράται σε:</text:p>
      <text:p text:style-name="P38"><text:span text:style-name="T37">Α. </text:span><text:span text:style-name="T36">κιλά </text:span><text:span text:style-name="T35"><text:s/><text:tab/></text:span><text:span text:style-name="T37">Β. </text:span><text:span text:style-name="T36">Νewton</text:span><text:span text:style-name="T37"> <text:tab/><text:tab/>Γ. </text:span><text:span text:style-name="T36">kpont</text:span><text:span text:style-name="T37"> <text:tab/>Δ. </text:span><text:span text:style-name="T38">g</text:span><text:span text:style-name="T36">r</text:span></text:p>
      <text:p text:style-name="P39"><text:soft-page-break/>35. Κατά την περιστροφή σώματος η απόσταση της δυνάμεως από τον άξονα περιστροφής λέγεται:</text:p>
      <text:p text:style-name="P39">Α. μοχλός <text:tab/>Β. βραχίονας <text:tab/>Γ. <text:span text:style-name="T39">μ</text:span>οχλοβραχί<text:span text:style-name="T40">ο</text:span>νας <text:tab/>Δ. <text:span text:style-name="T39">υ</text:span>πομόχλιο</text:p>
      <text:p text:style-name="P39">36. Η περιστροφή σώματος αντιθέτως προς την φορά του ωρολογίου είναι:</text:p>
      <text:p text:style-name="P39">Α. θετική <text:tab/>Β. αρνητική <text:tab/>Γ. ανάδρομη <text:tab/>Δ. ορθή</text:p>
      <text:p text:style-name="P39">37. Εάν η ροπή M = F ∙ ℓ ποια είναι η μονάδα μέτρησής της <text:span text:style-name="T41">στο </text:span><text:span text:style-name="T101">διεθνές</text:span><text:span text:style-name="T41"> μετρικό σύστημα </text:span><text:span text:style-name="T32">(</text:span><text:span text:style-name="T41">SI</text:span><text:span text:style-name="T32">)</text:span>;</text:p>
      <text:p text:style-name="P39">Α. N m <text:tab/><text:tab/>B. Kp m <text:tab/><text:tab/>Γ. <text:span text:style-name="T41">Ν inches <text:tab/></text:span>Δ. <text:span text:style-name="T41">N yard</text:span></text:p>
      <text:p text:style-name="P40">38. Έ<text:span text:style-name="T39">να</text:span> σύστημα δυο δυνάμεων ονομάζεται ζεύγος δυνάμεων <text:s/>όταν:</text:p>
      <text:p text:style-name="P41">Α. έχουν το ίδιο μέτρο <text:tab/>Β. είναι παράλληλες <text:tab/></text:p>
      <text:p text:style-name="P41">Γ. έχουν αντίθετη φορά <text:tab/>Δ. ίδια φορά</text:p>
      <text:p text:style-name="P40">39. Το πλεονέκτημα του <text:span text:style-name="T40">κέντρου βάρους </text:span>είναι ότι ακόμη και αν στραφεί το σώμα, χωρίς όμως να αλλάξει το σχήμα του, το σημείο αυτό παραμένει το ίδιο.</text:p>
      <text:p text:style-name="P42">Α. Σωστό <text:tab/>Β. Λάθος</text:p>
      <text:p text:style-name="P42">40. Ποια είναι τα είδη ισορροπίας ενός σώματος;</text:p>
      <text:p text:style-name="P42">Α. <text:span text:style-name="T42">ο</text:span>υδέτερη <text:tab/>Β. <text:span text:style-name="T42">α</text:span>διάφορη <text:tab/>Γ. <text:span text:style-name="T42">ε</text:span>υσταθής <text:tab/>Δ. <text:span text:style-name="T42">α</text:span>σταθής</text:p>
      <text:p text:style-name="P43">4<text:span text:style-name="T58">1</text:span>. Ποι<text:span text:style-name="T78">ες</text:span> <text:span text:style-name="T66">από τις παρακάτω </text:span>είναι <text:span text:style-name="T78">μονάδες μέτρησης ενεργείας</text:span>;</text:p>
      <text:p text:style-name="P43">Α. <text:span text:style-name="T78">Θερμίδες</text:span><text:span text:style-name="T58"> </text:span><text:span text:style-name="T59">(</text:span><text:span text:style-name="T58">cal</text:span><text:span text:style-name="T59">)</text:span><text:span text:style-name="T49"> <text:tab/></text:span>Β.<text:span text:style-name="T49"> </text:span><text:span text:style-name="T58">Joule</text:span><text:span text:style-name="T49"> <text:tab/></text:span>Γ.<text:span text:style-name="T49"> </text:span><text:span text:style-name="T58">Watt</text:span><text:span text:style-name="T49"> <text:tab/></text:span>Δ. <text:span text:style-name="T58">British thermal units</text:span></text:p>
      <text:p text:style-name="P51">42. <text:s/><text:span text:style-name="T40">Ποι</text:span>ες<text:span text:style-name="T40"> </text:span>από τις παρακάτω <text:span text:style-name="T40">είναι </text:span>μονάδες μέτρησης <text:s/><text:span text:style-name="T1">γωνιακής</text:span> ταχύτητας;</text:p>
      <text:p text:style-name="P51">Α.<text:span text:style-name="T49"> rad/sec <text:tab/></text:span>Β<text:span text:style-name="T49">. Km/h</text:span> <text:tab/>Γ.<text:span text:style-name="T49"> meter/sec <text:tab/></text:span>Δ.<text:span text:style-name="T49"> Watt</text:span></text:p>
      <text:p text:style-name="P51"><text:span text:style-name="T49">43.</text:span> Ποιο από τα παρακάτω υλικά έχει την μεγίστη πυκνότητα;</text:p>
      <text:p text:style-name="P51">Α. νερό <text:tab/>Β. πάγος<text:tab/> Γ. χρυσός <text:tab/>Δ. <text:span text:style-name="T80">ε</text:span>λαιόλαδο</text:p>
      <text:p text:style-name="P52">4<text:span text:style-name="T79">4</text:span>. <text:s/><text:span text:style-name="T40">Ποι</text:span>ες<text:span text:style-name="T40"> </text:span>από τις παρακάτω <text:span text:style-name="T40">είναι </text:span>μονάδες μέτρησης <text:s/><text:span text:style-name="T1">γ</text:span><text:span text:style-name="T11">ραμμι</text:span><text:span text:style-name="T1">κής</text:span> ταχύτητας;</text:p>
      <text:p text:style-name="P52">Α.<text:span text:style-name="T49"> rad/sec <text:tab/></text:span>Β<text:span text:style-name="T49">. Km/h</text:span> <text:tab/>Γ.<text:span text:style-name="T49"> meter/sec <text:tab/></text:span>Δ.<text:span text:style-name="T49"> Watt</text:span></text:p>
      <text:p text:style-name="P53">45. Αδράνεια λέγεται η ιδιότητα των υλικών σωμάτων να διατηρούν αμετάβλητη την κινητική τους κατάσταση.</text:p>
      <text:p text:style-name="P53"><text:soft-page-break/>Α. Σωστό <text:tab/>Β. Λάθος</text:p>
      <text:p text:style-name="P53">46. Η <text:span text:style-name="T103">γραμμική </text:span>ορμή ισούται με το γινόμενο μάζας επί την ταχύτητα και μετράται σε:</text:p>
      <text:p text:style-name="P53">Α. <text:span text:style-name="T49">kgr m/sec <text:tab/></text:span>Β. <text:span text:style-name="T49">kgr km/hour <text:tab/><text:tab/></text:span>Γ. <text:span text:style-name="T49">rad/sec <text:tab/></text:span>Δ. <text:span text:style-name="T49">m/sec</text:span></text:p>
      <text:p text:style-name="P44"><text:span text:style-name="T67">47.</text:span><text:span text:style-name="T68"> </text:span><text:span text:style-name="T75">Όταν σε ένα σώμα δεν ασκούνται δυνάμεις ή, αν ασκούνται και έχουν συνισταμένη μηδέν, τότε το σώμα ή θα ηρεμεί ή θα κινείται ευθύγραμμα </text:span><text:span text:style-name="T68">με σταθερή ταχύτητα.</text:span></text:p>
      <text:p text:style-name="P54">Α. Σωστό <text:tab/>Β. Λάθος</text:p>
      <text:p text:style-name="P44"><text:span text:style-name="T52">48. </text:span><text:span text:style-name="T68">Ο βαθμός αδράνειας της ύλης εκφράζεται </text:span><text:span text:style-name="T69">ποσοτικά</text:span><text:span text:style-name="T68"> με την μάζα.</text:span></text:p>
      <text:p text:style-name="P54">Α. Σωστό <text:tab/>Β. Λάθος</text:p>
      <text:p text:style-name="P56"><text:span text:style-name="T64">49. Κατά την </text:span><text:span text:style-name="T70">ευθύγραμμη ομαλή κίνηση</text:span><text:span text:style-name="T64"> ένα α</text:span>υτοκίνητο σε ίσους χρόνους διανύει ίσα διαστήματα.</text:p>
      <text:p text:style-name="P55">Α. Σωστό <text:tab/>Β. Λάθος</text:p>
      <text:p text:style-name="P56"><text:span text:style-name="T67">5</text:span><text:span text:style-name="T64">0. Κατά την</text:span><text:span text:style-name="T70"> ευθύγραμμη ομαλά μεταβαλλόμενη κίνηση</text:span><text:span text:style-name="T64"> ένα αυτοκίνητο μεταβάλλει την ταχύτητα του κατά το ίδιο ποσό ανά μονάδα χρόνου.</text:span></text:p>
      <text:p text:style-name="P55">Α. Σωστό <text:tab/>Β. Λάθος</text:p>
      <text:p text:style-name="P53"><text:s/></text:p>
      <text:p text:style-name="P39"><text:s/></text:p>
      <text:h text:style-name="P59" text:outline-level="1">Video<text:span text:style-name="T43">s</text:span></text:h>
      <text:p text:style-name="P2"><text:a xlink:type="simple" xlink:href="https://www.youtube.com/watch?v=Slq-lO8fzGM" text:style-name="Internet_20_link" text:visited-style-name="Visited_20_Internet_20_Link"><text:span text:style-name="T83">Δυνάμεις στην φύση</text:span></text:a></text:p>
      <text:p text:style-name="P2"><text:a xlink:type="simple" xlink:href="https://photodentro.edu.gr/v/item/video/8522/670" text:style-name="Internet_20_link" text:visited-style-name="Visited_20_Internet_20_Link"><text:span text:style-name="T83">Τριβή κι αντίσταση στην κίνηση</text:span></text:a></text:p>
      <text:p text:style-name="P3"><text:a xlink:type="simple" xlink:href="https://youtu.be/mAz2ZNkh-og" text:style-name="Internet_20_link" text:visited-style-name="Visited_20_Internet_20_Link"><text:span text:style-name="T82">Κοσμολογία</text:span></text:a></text:p>
      <text:p text:style-name="P4"><text:a xlink:type="simple" xlink:href="https://youtu.be/_62reqKm2n4" text:style-name="Internet_20_link" text:visited-style-name="Visited_20_Internet_20_Link"><text:span text:style-name="T84">Ήχοι από την γέννεση του σύμπαντος</text:span></text:a></text:p>
      <text:p text:style-name="P4"><text:a xlink:type="simple" xlink:href="https://youtu.be/_wyUB8tNMNs" text:style-name="Internet_20_link" text:visited-style-name="Visited_20_Internet_20_Link"><text:span text:style-name="T85">Απόψεις για την προέλευση του σύμπαντος</text:span></text:a></text:p>
      <text:h text:style-name="P59" text:outline-level="1"><text:soft-page-break/>Ασκήσεις</text:h>
      <text:p text:style-name="P45"><text:span text:style-name="T44">1. </text:span><text:span text:style-name="T45">Έ</text:span><text:span text:style-name="T46">να δοχείο</text:span><text:span text:style-name="T45"> που έχει </text:span><text:span text:style-name="T5">σχήμα ορθογ</text:span><text:span text:style-name="T6">ω</text:span><text:span text:style-name="T5">νίου παραλληλεπιπέδου </text:span><text:span text:style-name="T45">έχει διαστάσεις </text:span><text:span text:style-name="T47">6</text:span><text:span text:style-name="T48">c</text:span><text:span text:style-name="T47">m x 10</text:span><text:span text:style-name="T48">c</text:span><text:span text:style-name="T47">m x 5</text:span><text:span text:style-name="T48">c</text:span><text:span text:style-name="T47">m</text:span><text:span text:style-name="T45">. </text:span><text:span text:style-name="T7">Το</text:span><text:span text:style-name="T5"> </text:span><text:span text:style-name="T6">δοχείο</text:span><text:span text:style-name="T5"> είναι </text:span><text:span text:style-name="T8">κατά το ήμισυ </text:span><text:span text:style-name="T5">γεμάτ</text:span><text:span text:style-name="T6">ο</text:span><text:span text:style-name="T45"> με </text:span><text:span text:style-name="T46">γάλα</text:span><text:span text:style-name="T45"> που έχει πυκνότητα </text:span><text:span text:style-name="T50">1.035 g/cm</text:span><text:span text:style-name="T60">3</text:span><text:span text:style-name="T49"> </text:span><text:span text:style-name="T45">. Πόση είναι η μάζα του </text:span><text:span text:style-name="T46">γάλακτος</text:span><text:span text:style-name="T45"> τ</text:span><text:span text:style-name="T46">ου δοχείου</text:span><text:span text:style-name="T45">;</text:span></text:p>
      <text:p text:style-name="P46">Δίδεται ό<text:span text:style-name="T63">τι </text:span><text:span text:style-name="T45">πυκνότητα </text:span>= μάζα δια του όγκου.</text:p>
      <text:p text:style-name="P46">Λύση: Έστωσαν ρ η <text:s/><text:span text:style-name="T45">πυκνότητα, </text:span>V ο όγκος του δοχείου, m η ζητούμενη μάζα του γάλακτος.</text:p>
      <text:p text:style-name="P46"><text:span text:style-name="T31">Εξ ορισμού: </text:span>ρ = m / V =&gt; m = ρ * V =&gt; m = <text:span text:style-name="T51">1.035 g/cm</text:span><text:span text:style-name="T61">3</text:span><text:span text:style-name="T49"> <text:s/>* 5cm * 6 cm * 10cm </text:span><text:span text:style-name="T53">= 310.5 gr. </text:span><text:span text:style-name="T65">Διαιρώ</text:span><text:span text:style-name="T54"> δια του δυο και λαμβάνω 155 gr.</text:span></text:p>
      <text:p text:style-name="P47"><text:span text:style-name="T54">2. </text:span><text:span text:style-name="T55">Εάν το δοχείο </text:span><text:span text:style-name="T56">γίνει τώρα</text:span><text:span text:style-name="T55"> κυλιδρικό κύπελλο ακτίνας 5 cm και ύψους 10 cm, να λύσετε πάλι την άσκηση 1.</text:span></text:p>
      <text:p text:style-name="P48"><text:span text:style-name="T55">3.</text:span><text:span text:style-name="T54"> </text:span><text:span text:style-name="T55">Εάν το δοχείο </text:span><text:span text:style-name="T56">γίνει τώρα</text:span><text:span text:style-name="T55"> </text:span><text:span text:style-name="T73">κ</text:span><text:span text:style-name="T72">ύ</text:span><text:span text:style-name="T71">β</text:span><text:span text:style-name="T72">ος</text:span><text:span text:style-name="T55"> </text:span><text:span text:style-name="T57">πλευράς</text:span><text:span text:style-name="T55"> 5 cm, να λύσετε πάλι την άσκηση 1.</text:span></text:p>
      <text:p text:style-name="Standard"><text:span text:style-name="T93">4. </text:span><text:span text:style-name="T94">Μια </text:span><text:a xlink:type="simple" xlink:href="https://akispetretzikis.com/recipe/210/tiramisoy" text:style-name="Internet_20_link" text:visited-style-name="Visited_20_Internet_20_Link"><text:span text:style-name="T94">συνταγή τιραμισού</text:span></text:a><text:span text:style-name="T94"> περιγράφει ότι για </text:span><text:span text:style-name="T95">6</text:span><text:span text:style-name="T94"> μερίδες χρειάζονται 4</text:span><text:span text:style-name="T95">2</text:span><text:span text:style-name="T94">0 γραμμάρια τύρου μασκαρπόνε, </text:span><text:span text:style-name="T92">120 γρ. άχνη ζάχαρη, 1</text:span><text:span text:style-name="T95">2</text:span><text:span text:style-name="T92">0 γρ. Μαυροδάφνη, 3</text:span><text:span text:style-name="T95">6</text:span><text:span text:style-name="T92">0 γρ. καφέ, εσπρέσο ρόφημα, </text:span><text:span text:style-name="T82">4</text:span><text:span text:style-name="T86">8</text:span><text:span text:style-name="T82">0 γρ. κρέμα γάλακτος, </text:span><text:span text:style-name="T86">6</text:span><text:span text:style-name="T82">0 γρ. κουβερτούρα, σε κομματάκια, 30 γρ. κουβερτούρα, σε ξύσμα. </text:span><text:span text:style-name="T94">Για </text:span><text:span text:style-name="T95">10</text:span><text:span text:style-name="T94"> μερίδες άραγε πόσα γραμμάρια τυρί, </text:span><text:span text:style-name="T96">και κάθε άλλο υλικό</text:span><text:span text:style-name="T94"> χρειάζομαστε;</text:span></text:p>
      <text:p text:style-name="P57">5. Ένα λίτρο <text:span text:style-name="T74">(lt) </text:span>γάλακτος με πόσα κυβικά εκατοστά <text:span text:style-name="T74">(</text:span><text:span text:style-name="T76">cm</text:span><text:span text:style-name="T62">3</text:span><text:span text:style-name="T74">)</text:span> ισούται;</text:p>
      <text:p text:style-name="P49">6. Μια ζάντα αυτοκινήτου έχει διάμετρο 15 inches, πόσα cm είναι; <text:span text:style-name="T77">Δίδεται: 1 inch = 2,54 cm.</text:span></text:p>
      <text:p text:style-name="P49">7. Μια ευρεία οθόνη τηλεόρασης έχει διαγώνιο 65 inches, <text:s/>πόσα cm είναι;</text:p>
      <text:p text:style-name="P5"><text:span text:style-name="T87">8. </text:span><text:span text:style-name="T88">Τα συστατικά </text:span><text:span text:style-name="T99">για 4 έως 6 μερίδες </text:span><text:span text:style-name="T100">παραδοσιακό</text:span><text:span text:style-name="T88"> </text:span><text:a xlink:type="simple" xlink:href="https://akispetretzikis.com/recipe/6147/paradosiako-ryzogalo" text:style-name="Internet_20_link" text:visited-style-name="Visited_20_Internet_20_Link"><text:span text:style-name="T88">ρυζόγαλο</text:span></text:a><text:span text:style-name="T88"> είναι:</text:span><text:span text:style-name="T87">1 λίτρο νερό, 100 γρ. ρύζι γλασέ, φλούδες πορτοκαλιού, από 1 πορτοκάλι , 1 στικ κανέλα, 1 λίτρο γάλα πλήρες, 180 γρ. κρυσταλλική ζάχαρη, 2 βανιλίνες, 60 γρ. κορν φλάουρ, 1 πρέζα αλάτι. </text:span><text:span text:style-name="T88">Να βρεθούν οι ποσότητες για 12 μερίδες.</text:span></text:p>
      <text:p text:style-name="P50"/>
      <text:h text:style-name="P59" text:outline-level="1"><text:soft-page-break/><text:span text:style-name="T81">Σύ</text:span>νδεση με αγορά εργασίας</text:h>
      <text:p text:style-name="P5"><text:span text:style-name="T87">9. Να επισκεφθείτε τους ιστότοπους για </text:span><text:span text:style-name="T89">ε</text:span><text:span text:style-name="T87">ργασία στη</text:span><text:span text:style-name="T90">ν</text:span><text:span text:style-name="T97"> εστίαση στο: </text:span><text:a xlink:type="simple" xlink:href="https://www.skywalker.gr/el/aggelies-ergasias?keywords=&amp;location=Athens%2C+Greece&amp;lat=37.9838096&amp;lng=23.7275388&amp;geo_type=locality&amp;offset=25&amp;page=1&amp;geo_radius=&amp;category=01hdtm1ff0g1rdef228eftwtj1&amp;emp_types=&amp;page=1&amp;work_types=" text:style-name="Internet_20_link" text:visited-style-name="Visited_20_Internet_20_Link"><text:span text:style-name="T98">www.</text:span></text:a><text:a xlink:type="simple" xlink:href="https://www.skywalker.gr/el/aggelies-ergasias?keywords=&amp;location=Athens%2C+Greece&amp;lat=37.9838096&amp;lng=23.7275388&amp;geo_type=locality&amp;offset=25&amp;page=1&amp;geo_radius=&amp;category=01hdtm1ff0g1rdef228eftwtj1&amp;emp_types=&amp;page=1&amp;work_types=" text:style-name="Internet_20_link" text:visited-style-name="Visited_20_Internet_20_Link"><text:span text:style-name="T97">skywalker.gr</text:span></text:a></text:p>
      <text:p text:style-name="P5"><text:a xlink:type="simple" xlink:href="http://www.kariera.gr/" text:style-name="Internet_20_link" text:visited-style-name="Visited_20_Internet_20_Link"><text:span text:style-name="T87">www.kariera.gr</text:span></text:a></text:p>
      <text:p text:style-name="P5"><text:a xlink:type="simple" xlink:href="https://gr.indeed.com/jobs?q=εστιαση&amp;l=Athens%2C+Αττική&amp;from=searchOnHP%2Cwhatautocomplete&amp;vjk=e391743bd3ac5f50" text:style-name="Internet_20_link" text:visited-style-name="Visited_20_Internet_20_Link"><text:span text:style-name="T91">http://www.indeed.com/ 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Roboto1" svg:font-family="Roboto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Noto Sans" svg:font-family="'Noto Sans'" style:font-family-generic="system" style:font-pitch="variable"/>
    <style:font-face style:name="Roboto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l" fo:country="GR" style:letter-kerning="true" style:font-name-asian="Noto Sans" style:font-size-asian="10.5pt" style:language-asian="zh" style:country-asian="CN" style:font-name-complex="Roboto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l" fo:country="GR" style:letter-kerning="true" style:font-name-asian="Noto Sans" style:font-size-asian="10.5pt" style:language-asian="zh" style:country-asian="CN" style:font-name-complex="Roboto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Roboto" style:font-family-complex="Roboto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Roboto1" style:font-family-complex="Roboto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Roboto1" style:font-family-complex="Roboto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Roboto1" style:font-family-complex="Roboto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paragraph-properties fo:margin-top="0.423cm" fo:margin-bottom="0.212cm" style:contextual-spacing="false" fo:line-height="200%" fo:text-align="center" style:justify-single-word="false"/>
      <style:text-properties fo:color="#3465a4" loext:opacity="100%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number:min-decimal-places="0" number:min-integer-digits="1" number:grouping="true"/>
      <number:text> </number:text>
    </number:number-style>
    <number:number-style style:name="N116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</number:text>
    </number:number-style>
    <number:number-style style:name="N118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currency-style style:name="N120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2P0"/>
    </number:currency-style>
    <number:date-style style:name="N123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</number:date-style>
    <number:number-style style:name="N10107" number:language="el" number:country="GR" loext:transliteration-spellout="title cardinal" number:transliteration-language="el" number:transliteration-country="GR">
      <number:number number:decimal-places="0" number:min-decimal-places="0" number:min-integer-digits="1"/>
    </number:number-style>
    <number:number-style style:name="N10108" number:language="el" number:country="GR" loext:transliteration-spellout="title USD" number:transliteration-language="el" number:transliteration-country="GR">
      <number:number number:decimal-places="0" number:min-decimal-places="0" number:min-integer-digits="1"/>
    </number:number-style>
    <number:number-style style:name="N10109" number:language="el" number:country="GR" loext:transliteration-spellout="title USD" number:transliteration-language="el" number:transliteration-country="GR">
      <number:number number:decimal-places="2" number:min-decimal-places="2" number:min-integer-digits="1"/>
    </number:number-style>
    <number:number-style style:name="N10110" number:language="el" number:country="GR" loext:transliteration-spellout="upper USD" number:transliteration-language="el" number:transliteration-country="GR">
      <number:number number:decimal-places="0" number:min-decimal-places="0" number:min-integer-digits="1"/>
    </number:number-style>
    <number:number-style style:name="N10111" number:language="el" number:country="GR" loext:transliteration-spellout="upper USD" number:transliteration-language="el" number:transliteration-country="GR">
      <number:number number:decimal-places="2" number:min-decimal-places="2" number:min-integer-digits="1"/>
    </number:number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157093" officeooo:paragraph-rsid="00157093"/>
    </style:style>
    <style:style style:name="MT1" style:family="text"/>
    <style:page-layout style:name="Mpm1">
      <style:page-layout-properties fo:page-width="21.006cm" fo:page-height="29.693cm" style:num-format="1" style:print-orientation="portrait" fo:margin-top="2cm" fo:margin-bottom="2cm" fo:margin-left="2cm" fo:margin-right="2cm" fo:border-top="0.06pt solid #729fcf" fo:border-bottom="none" fo:border-left="none" fo:border-right="none" fo:padding="0.05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2cm" style:distance-after-sep="0.102cm" style:line-style="solid" style:adjustment="left" style:rel-width="25%" style:color="#000000"/>
      </style:page-layout-properties>
      <style:header-style>
        <style:header-footer-properties fo:min-height="0.61cm" fo:margin-left="0cm" fo:margin-right="0cm" fo:margin-bottom="0.508cm" fo:background-color="transparent" style:dynamic-spacing="false" draw:fill="none" draw:fill-color="#729fcf"/>
      </style:header-style>
      <style:footer-style>
        <style:header-footer-properties fo:min-height="1.016cm" fo:margin-left="0cm" fo:margin-right="0cm" fo:margin-top="0.508cm" fo:background-color="transparent" style:dynamic-spacing="false" draw:fill="none" draw:fill-color="#729fcf"/>
      </style:footer-style>
    </style:page-layout>
    <style:page-layout style:name="Mpm2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6cm" fo:page-height="29.693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693cm" fo:page-height="21.006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<text:a xlink:type="simple" xlink:href="https://github.com/nickaiva/epas" text:style-name="Internet_20_link" text:visited-style-name="Visited_20_Internet_20_Link">Ν.Αϊβαλιώτης <text:s/></text:a><text:tab/><text:tab/><text:date style:data-style-name="N37" text:date-value="2025-01-25T09:41:49.753000200">25/01/25</text:date></text:p>
      </style:header>
      <style:footer>
        <text:p text:style-name="Footer"><text:page-number text:select-page="current">7</text:page-number></text:p>
      </style:footer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10-24T09:26:37.570105719</meta:creation-date>
    <dc:date>2025-01-25T09:41:49.298000000</dc:date>
    <meta:editing-duration>PT5H5M37S</meta:editing-duration>
    <meta:editing-cycles>91</meta:editing-cycles>
    <meta:generator>LibreOffice/7.1.1.2$Windows_X86_64 LibreOffice_project/fe0b08f4af1bacafe4c7ecc87ce55bb426164676</meta:generator>
    <meta:print-date>2024-12-21T09:55:17.668948288</meta:print-date>
    <meta:printed-by>PDF files</meta:printed-by>
    <dc:title>Πρώτο κεφαλαιο</dc:title>
    <meta:document-statistic meta:table-count="0" meta:image-count="0" meta:object-count="0" meta:page-count="7" meta:paragraph-count="132" meta:word-count="1251" meta:character-count="7280" meta:non-whitespace-character-count="5983"/>
  </office:meta>
</office:document-meta>
</file>